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0.998cm"/>
    </style:style>
    <style:style style:name="Tabella2.H" style:family="table-column">
      <style:table-column-properties style:column-width="0.854cm"/>
    </style:style>
    <style:style style:name="Tabella2.I" style:family="table-column">
      <style:table-column-properties style:column-width="0.24cm"/>
    </style:style>
    <style:style style:name="Tabella2.J" style:family="table-column">
      <style:table-column-properties style:column-width="0.806cm"/>
    </style:style>
    <style:style style:name="Tabella2.K" style:family="table-column">
      <style:table-column-properties style:column-width="1.598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K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K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4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T1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fo:color="#000000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office:value-type="string">
              <text:p text:style-name="P6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6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61"><text:placeholder text:placeholder-type="text">&lt;translate(u'UoM')&gt;</text:placeholder></text:p>
            </table:table-cell>
            <table:table-cell table:style-name="Tabella2.A1" office:value-type="string">
              <text:p text:style-name="P60"><text:placeholder text:placeholder-type="text">&lt;translate(u'q.ty')&gt;</text:placeholder></text:p>
            </table:table-cell>
            <table:table-cell table:style-name="Tabella2.A1" office:value-type="string">
              <text:p text:style-name="P6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60"><text:placeholder text:placeholder-type="text">&lt;translate(u'discount')&gt;</text:placeholder>%</text:p>
            </table:table-cell>
            <table:covered-table-cell/>
            <table:table-cell table:style-name="Tabella2.A1" office:value-type="string">
              <text:p text:style-name="P62"><text:placeholder text:placeholder-type="text">&lt;translate(u'VAT')&gt;</text:placeholder></text:p>
            </table:table-cell>
            <table:table-cell table:style-name="Tabella2.A1" office:value-type="string">
              <text:p text:style-name="P6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66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1" office:value-type="string">
            <text:p text:style-name="P5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84"><text:span text:style-name="Strong_20_Emphasis"><text:span text:style-name="T31"><text:placeholder text:placeholder-type="text">&lt;for each="nl in line.name.split('\n')"&gt;</text:placeholder></text:span></text:span></text:p>
            <text:p text:style-name="P84"><text:span text:style-name="Strong_20_Emphasis"><text:span text:style-name="T31"><text:placeholder text:placeholder-type="text">&lt;nl&gt;</text:placeholder></text:span></text:span></text:p>
            <text:p text:style-name="P82"><text:span text:style-name="Strong_20_Emphasis"><text:span text:style-name="T32"><text:placeholder text:placeholder-type="text">&lt;/for&gt;</text:placeholder></text:span></text:span></text:p>
          </table:table-cell>
          <table:table-cell table:style-name="Tabella2.C4" office:value-type="string">
            <text:p text:style-name="P69"><text:span text:style-name="Strong_20_Emphasis"><text:span text:style-name="T28"><draw:frame draw:style-name="fr3" draw:name="image: asimage(img_gray(line.product_id and line.product_id.image_medium or line.product_tmpl_id and line.product_tmpl_id.image_medium),None,1,1,'cm')" text:anchor-type="as-char" svg:y="0cm" svg:width="1cm" svg:height="1cm" draw:z-index="2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78"><text:span text:style-name="Strong_20_Emphasis"><text:span text:style-name="T23"><text:placeholder text:placeholder-type="text">&lt;if test="line.product_id"&gt;</text:placeholder></text:span></text:span></text:p>
            <text:p text:style-name="P81"><text:span text:style-name="Strong_20_Emphasis"><text:span text:style-name="T28"><draw:frame draw:style-name="fr4" draw:name="image: asimage(line.product_id.att_image,None,1,1,'cm')" text:anchor-type="as-char" svg:width="1cm" svg:height="1cm" draw:z-index="3"><draw:text-box><text:p text:style-name="Frame_20_contents"/></draw:text-box></draw:frame></text:span></text:span></text:p>
            <text:p text:style-name="P81"><text:span text:style-name="Strong_20_Emphasis"><text:span text:style-name="T28"><text:placeholder text:placeholder-type="text">&lt;/if&gt;</text:placeholder></text:span></text:span></text:p>
            <text:p text:style-name="P78"><text:span text:style-name="Strong_20_Emphasis"><text:span text:style-name="T23"><text:placeholder text:placeholder-type="text">&lt;if test="not line.product_id"&gt;</text:placeholder></text:span></text:span></text:p>
            <text:p text:style-name="P78"><text:span text:style-name="Strong_20_Emphasis"><text:span text:style-name="T23"><text:placeholder text:placeholder-type="text">&lt;for each="att_line in line.product_attribute_ids"&gt;</text:placeholder></text:span></text:span></text:p>
            <text:p text:style-name="P80"><text:span text:style-name="Strong_20_Emphasis"><text:span text:style-name="T23"><draw:frame draw:style-name="fr4" draw:name="image: asimage(att_line.value_id.image,None,1,1,'cm')" text:anchor-type="as-char" svg:width="1cm" svg:height="1cm" draw:z-index="4"><draw:text-box><text:p text:style-name="Frame_20_contents"/></draw:text-box></draw:frame></text:span></text:span></text:p>
            <text:p text:style-name="P80"><text:span text:style-name="Strong_20_Emphasis"><text:span text:style-name="T23"><text:placeholder text:placeholder-type="text">&lt;/for&gt;</text:placeholder></text:span></text:span></text:p>
            <text:p text:style-name="P79"><text:span text:style-name="Strong_20_Emphasis"><text:span text:style-name="T23"><text:placeholder text:placeholder-type="text">&lt;/if&gt;</text:placeholder></text:span></text:span></text:p>
          </table:table-cell>
          <table:table-cell table:style-name="Tabella2.E4" office:value-type="string">
            <text:p text:style-name="P77"><text:span text:style-name="Strong_20_Emphasis"><text:span text:style-name="T20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77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0"> </text:span></text:span><text:span text:style-name="Strong_20_Emphasis"><text:span text:style-name="T21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G4" office:value-type="string">
            <text:p text:style-name="P54"><text:span text:style-name="Strong_20_Emphasis"><text:span text:style-name="T29"><text:placeholder text:placeholder-type="text">&lt;if test="line.price_unit != 0.0"&gt;</text:placeholder></text:span></text:span><text:span text:style-name="T37"><text:placeholder text:placeholder-type="text">&lt;italian_number(line.price_unit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4" table:number-columns-spanned="2" office:value-type="string">
            <text:p text:style-name="P72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19"><text:placeholder text:placeholder-type="text">&lt;italian_number(line.discount,no_zero=False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covered-table-cell/>
          <table:table-cell table:style-name="Tabella2.J4" office:value-type="string">
            <text:p text:style-name="P55"><text:span text:style-name="Strong_20_Emphasis"><text:span text:style-name="T26"><text:placeholder text:placeholder-type="text">&lt;if test="line.tax_id"&gt;</text:placeholder></text:span></text:span><text:span text:style-name="Strong_20_Emphasis"><text:span text:style-name="T26"><text:placeholder text:placeholder-type="text">&lt;for each="tax in line.tax_id"&gt;</text:placeholder></text:span></text:span><text:span text:style-name="Strong_20_Emphasis"><text:span text:style-name="T19"><text:placeholder text:placeholder-type="text">&lt;italian_number(tax.amount *100, no_zero=True) or ''&gt;</text:placeholder></text:span></text:span><text:span text:style-name="Strong_20_Emphasis"><text:span text:style-name="T19">%</text:span></text:span><text:span text:style-name="Strong_20_Emphasis"><text:span text:style-name="T26"><text:placeholder text:placeholder-type="text">&lt;/for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K4" office:value-type="string">
            <text:p text:style-name="P76"><text:span text:style-name="Strong_20_Emphasis"><text:span text:style-name="T25"><text:placeholder text:placeholder-type="text">&lt;if test="line.product_uom_qty != 0.0"&gt;</text:placeholder></text:span></text:span><text:span text:style-name="T35"><text:placeholder text:placeholder-type="text">&lt;italian_number(line.price_subtotal)&gt;</text:placeholder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1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1" office:value-type="string">
            <text:p text:style-name="P53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84"><text:span text:style-name="Strong_20_Emphasis"><text:span text:style-name="T30"><text:placeholder text:placeholder-type="text">&lt;for each="nl in line.name.split('\n')"&gt;</text:placeholder></text:span></text:span></text:p>
            <text:p text:style-name="P84"><text:span text:style-name="Strong_20_Emphasis"><text:span text:style-name="T30"><text:placeholder text:placeholder-type="text">&lt;nl&gt;</text:placeholder></text:span></text:span></text:p>
            <text:p text:style-name="P83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covered-table-cell/>
          <table:table-cell table:style-name="Tabella2.E7" office:value-type="string">
            <text:p text:style-name="P75"><text:span text:style-name="Strong_20_Emphasis"><text:span text:style-name="T16"><text:placeholder text:placeholder-type="text">&lt;line.product_uom and line.product_uom.name&gt;</text:placeholder></text:span></text:span></text:p>
          </table:table-cell>
          <table:table-cell table:style-name="Tabella2.F7" office:value-type="string">
            <text:p text:style-name="P75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G7" office:value-type="string">
            <text:p text:style-name="P71"><text:span text:style-name="Strong_20_Emphasis"><text:span text:style-name="T29"><text:placeholder text:placeholder-type="text">&lt;if test="line.price_unit != 0.0"&gt;</text:placeholder></text:span></text:span><text:span text:style-name="T36"><text:placeholder text:placeholder-type="text">&lt;italian_number(line.price_unit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7" office:value-type="string">
            <text:p text:style-name="P72"><text:span text:style-name="Strong_20_Emphasis"><text:span text:style-name="T27"><text:placeholder text:placeholder-type="text">&lt;if test="line.discount != 0.00"&gt;</text:placeholder></text:span></text:span><text:span text:style-name="Strong_20_Emphasis"><text:span text:style-name="T22"><text:placeholder text:placeholder-type="text">&lt;italian_number(line.discount,no_zero=False)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I7" table:number-columns-spanned="2" office:value-type="string">
            <text:p text:style-name="P73"><text:span text:style-name="Strong_20_Emphasis"><text:span text:style-name="T26"><text:placeholder text:placeholder-type="text">&lt;if test="line.tax_id"&gt;</text:placeholder></text:span></text:span><text:span text:style-name="Strong_20_Emphasis"><text:span text:style-name="T26"><text:placeholder text:placeholder-type="text">&lt;for each="tax in line.tax_id"&gt;</text:placeholder></text:span></text:span><text:span text:style-name="Strong_20_Emphasis"><text:span text:style-name="T18"><text:placeholder text:placeholder-type="text">&lt;italian_number(tax.amount *100, no_zero=True) or ''&gt;</text:placeholder></text:span></text:span><text:span text:style-name="Strong_20_Emphasis"><text:span text:style-name="T18">%</text:span></text:span><text:span text:style-name="Strong_20_Emphasis"><text:span text:style-name="T26"><text:placeholder text:placeholder-type="text">&lt;/for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covered-table-cell/>
          <table:table-cell table:style-name="Tabella2.K7" office:value-type="string">
            <text:p text:style-name="P74"><text:span text:style-name="Strong_20_Emphasis"><text:span text:style-name="T25"><text:placeholder text:placeholder-type="text">&lt;if test="line.product_uom_qty != 0.0"&gt;</text:placeholder></text:span></text:span><text:span text:style-name="T33"><text:placeholder text:placeholder-type="text">&lt;italian_number(line.price_subtotal)&gt;</text:placeholder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11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1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o.fiscal_position.note or ''&gt;</text:placeholder><text:span text:style-name="T34">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3" style:family="paragraph" style:parent-style-name="Standard">
      <style:text-properties fo:font-size="6pt" style:font-size-asian="5.25pt" style:font-size-complex="6pt"/>
    </style:style>
    <style:style style:name="MP5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5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5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/text:p>
              <text:p text:style-name="MP2"><text:placeholder text:placeholder-type="text">&lt;get_label(o,'date_order')&gt;</text:placeholder></text:p>
            </table:table-cell>
            <table:table-cell table:style-name="Table2.B1" office:value-type="string">
              <text:p text:style-name="MP3"><text:placeholder text:placeholder-type="text">&lt;choose&gt;</text:placeholder></text:p>
              <text:p text:style-name="MP4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5"><text:placeholder text:placeholder-type="text">&lt;report_xml.name&gt;</text:placeholder></text:p>
              <text:p text:style-name="MP4"><text:bookmark-start text:name="__DdeLink__2869_512303823"/><text:placeholder text:placeholder-type="text">&lt;/when&gt;</text:placeholder><text:bookmark-end text:name="__DdeLink__2869_512303823"/></text:p>
              <text:p text:style-name="MP6"><text:placeholder text:placeholder-type="text">&lt;/choose&gt;</text:placeholder></text:p>
              <text:p text:style-name="MP7"><text:placeholder text:placeholder-type="text">&lt;choose&gt;</text:placeholder></text:p>
              <text:p text:style-name="MP6"><text:placeholder text:placeholder-type="text">&lt;when test="report_xml.name != 'Proforma'"&gt;</text:placeholder></text:p>
              <text:p text:style-name="MP8"><text:placeholder text:placeholder-type="text">&lt;if test="o.state in ['draft','sent','cancel','waiting_date']"&gt;</text:placeholder></text:p>
              <text:p text:style-name="MP9"><text:placeholder text:placeholder-type="text">&lt;translate(u'Quotation')&gt;</text:placeholder></text:p>
              <text:p text:style-name="MP10"><text:placeholder text:placeholder-type="text">&lt;/if&gt;</text:placeholder></text:p>
              <text:p text:style-name="MP10"><text:placeholder text:placeholder-type="text">&lt;if test="o.state not in ['draft','sent','cancel','waiting_date']"&gt;</text:placeholder></text:p>
              <text:p text:style-name="MP9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0"><text:placeholder text:placeholder-type="text">&lt;/if&gt;</text:placeholder></text:p>
              <text:p text:style-name="MP6"><text:placeholder text:placeholder-type="text">&lt;/when&gt;</text:placeholder></text:p>
              <text:p text:style-name="MP10"><text:placeholder text:placeholder-type="text">&lt;/choose&gt;</text:placeholder></text:p>
            </table:table-cell>
            <table:table-cell table:style-name="Table2.D1" office:value-type="string">
              <text:p text:style-name="MP11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2"/>
            </table:table-cell>
            <table:table-cell table:style-name="Table2.B2" office:value-type="string">
              <text:p text:style-name="MP13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14"><text:placeholder text:placeholder-type="text">&lt;o.name or ''&gt;</text:placeholder></text:p>
            </table:table-cell>
            <table:table-cell table:style-name="Table2.D2" office:value-type="string">
              <text:p text:style-name="MP15"><text:page-number text:select-page="current">1</text:page-number>/<text:span text:style-name="MT2"><text:page-count>1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3"><text:placeholder text:placeholder-type="text">&lt;o.partner_id.bank_riba_id.abi or ''&gt;</text:placeholder></text:span> <text:span text:style-name="MT13"><text:placeholder text:placeholder-type="text">&lt;o.partner_id.bank_riba_id.cab or ''&gt;</text:placeholder></text:span> <text:span text:style-name="MT13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8"/>
            </table:table-cell>
            <table:table-cell table:style-name="Tabella5.B1" office:value-type="string">
              <text:p text:style-name="MP49"/>
            </table:table-cell>
            <table:table-cell table:style-name="Tabella5.C1" office:value-type="string">
              <text:p text:style-name="MP50"><text:placeholder text:placeholder-type="text">&lt;get_label(o,'amount_untaxed')&gt;</text:placeholder></text:p>
            </table:table-cell>
            <table:table-cell table:style-name="Tabella5.D1" office:value-type="string">
              <text:p text:style-name="MP51"><text:span text:style-name="MT14"><text:placeholder text:placeholder-type="text">&lt;o.currency_id.symbol or ''&gt;</text:placeholder></text:span><text:span text:style-name="MT14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9"/>
            </table:table-cell>
            <table:table-cell table:style-name="Tabella5.C2" office:value-type="string">
              <text:p text:style-name="MP50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2"><text:span text:style-name="MT14"><text:placeholder text:placeholder-type="text">&lt;o.currency_id.symbol or ''&gt;</text:placeholder></text:span><text:span text:style-name="MT14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9"/>
            </table:table-cell>
            <table:table-cell table:style-name="Tabella5.C3" office:value-type="string">
              <text:p text:style-name="MP50"><text:placeholder text:placeholder-type="text">&lt;get_label(o,'amount_total')&gt;</text:placeholder></text:p>
            </table:table-cell>
            <table:table-cell table:style-name="Tabella5.D3" office:value-type="string">
              <text:p text:style-name="MP52"><text:placeholder text:placeholder-type="text">&lt;o.currency_id.symbol or ''&gt;</text:placeholder><text:span text:style-name="MT14"> </text:span><text:placeholder text:placeholder-type="text">&lt;italian_number(o.amount_total)&gt;</text:placeholder></text:p>
            </table:table-cell>
          </table:table-row>
        </table:table>
        <text:p text:style-name="MP5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4"><draw:frame draw:style-name="Mfr2" draw:name="image: asimage(company.brand_logo,None,80,10,'px')" text:anchor-type="paragraph" svg:x="15.907cm" svg:y="0.443cm" svg:width="3cm" svg:height="0.499cm" draw:z-index="0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55"><text:bookmark-start text:name="__DdeLink__2736_400434007"/>Ai sensi del D.Lgs. 196/2003 Vi informiamo che i Vs. dati saranno utilizzati esclusivamente per i fini connessi ai rapporti commerciali tra di noi in essere. </text:p>
              <text:p text:style-name="MP56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57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23:36:36.430518226</dc:date>
    <meta:editing-duration>P3DT20M8S</meta:editing-duration>
    <meta:editing-cycles>615</meta:editing-cycles>
    <meta:generator>LibreOffice/5.1.4.2$Linux_X86_64 LibreOffice_project/10m0$Build-2</meta:generator>
    <meta:document-statistic meta:table-count="5" meta:image-count="0" meta:object-count="0" meta:page-count="1" meta:paragraph-count="120" meta:word-count="378" meta:character-count="4810" meta:non-whitespace-character-count="4540"/>
  </office:meta>
</office:document-meta>
</file>